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91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673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9016in"/>
    </style:style>
    <style:style style:name="co9" style:family="table-column">
      <style:table-column-properties fo:break-before="auto" style:column-width="0.7791in"/>
    </style:style>
    <style:style style:name="co10" style:family="table-column">
      <style:table-column-properties fo:break-before="auto" style:column-width="0.9189in"/>
    </style:style>
    <style:style style:name="co11" style:family="table-column">
      <style:table-column-properties fo:break-before="auto" style:column-width="0.6839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228in"/>
    </style:style>
    <style:style style:name="co14" style:family="table-column">
      <style:table-column-properties fo:break-before="auto" style:column-width="0.978in"/>
    </style:style>
    <style:style style:name="co15" style:family="table-column">
      <style:table-column-properties fo:break-before="auto" style:column-width="2.206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5146in"/>
    </style:style>
    <style:style style:name="co19" style:family="table-column">
      <style:table-column-properties fo:break-before="auto" style:column-width="0.4736in"/>
    </style:style>
    <style:style style:name="co20" style:family="table-column">
      <style:table-column-properties fo:break-before="auto" style:column-width="2.7083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2307in"/>
    </style:style>
    <style:style style:name="co23" style:family="table-column">
      <style:table-column-properties fo:break-before="auto" style:column-width="0.2917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3846in"/>
    </style:style>
    <style:style style:name="co26" style:family="table-column">
      <style:table-column-properties fo:break-before="auto" style:column-width="0.2945in"/>
    </style:style>
    <style:style style:name="co28" style:family="table-column">
      <style:table-column-properties fo:break-before="auto" style:column-width="2.0209in"/>
    </style:style>
    <style:style style:name="co29" style:family="table-column">
      <style:table-column-properties fo:break-before="auto" style:column-width="4.948in"/>
    </style:style>
    <style:style style:name="co30" style:family="table-column">
      <style:table-column-properties fo:break-before="auto" style:column-width="3.5209in"/>
    </style:style>
    <style:style style:name="co31" style:family="table-column">
      <style:table-column-properties fo:break-before="auto" style:column-width="6.9043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618in" fo:break-before="auto" style:use-optimal-row-height="fals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417in" fo:break-before="auto" style:use-optimal-row-height="fals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style:font-size-asian="6pt" style:font-size-complex="6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7pt" style:font-size-asian="7pt" style:font-size-complex="7pt"/>
    </style:style>
    <style:style style:name="ce19" style:family="table-cell" style:parent-style-name="Defaul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8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30" style:family="table-cell" style:parent-style-name="Default">
      <style:table-cell-properties fo:wrap-option="wrap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7pt" style:font-size-asian="7pt" style:font-size-complex="7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21" table:default-cell-style-name="Default"/>
        <table:table-row table:style-name="ro3">
          <table:table-cell table:number-columns-spanned="1" table:number-rows-spanned="10"/>
          <table:table-cell table:style-name="ce2"/>
          <table:table-cell office:value-type="string">
            <text:p>Class</text:p>
          </table:table-cell>
          <table:table-cell office:value-type="string">
            <text:p>Race</text:p>
          </table:table-cell>
          <table:table-cell table:style-name="Default" office:value-type="string">
            <text:p>Lvl</text:p>
          </table:table-cell>
          <table:table-cell table:style-name="Default" office:value-type="string">
            <text:p>HP</text:p>
          </table:table-cell>
          <table:table-cell table:style-name="ce5" office:value-type="string">
            <text:p>AC/Tch/Flat</text:p>
          </table:table-cell>
          <table:table-cell table:style-name="Default" office:value-type="string">
            <text:p>Fort</text:p>
          </table:table-cell>
          <table:table-cell office:value-type="string">
            <text:p>Ref</text:p>
          </table:table-cell>
          <table:table-cell office:value-type="string">
            <text:p>Will</text:p>
          </table:table-cell>
          <table:table-cell office:value-type="string">
            <text:p>Attack 1</text:p>
          </table:table-cell>
          <table:table-cell office:value-type="string">
            <text:p>Attack 2</text:p>
          </table:table-cell>
          <table:table-cell office:value-type="string">
            <text:p>Attack 3</text:p>
          </table:table-cell>
          <table:table-cell office:value-type="string">
            <text:p>Special Qualities</text:p>
          </table:table-cell>
          <table:table-cell office:value-type="string">
            <text:p>Init</text:p>
          </table:table-cell>
          <table:table-cell office:value-type="string">
            <text:p>Encum</text:p>
          </table:table-cell>
          <table:table-cell office:value-type="string">
            <text:p>Speed</text:p>
          </table:table-cell>
          <table:table-cell office:value-type="string">
            <text:p>Armor Check</text:p>
          </table:table-cell>
          <table:table-cell office:value-type="string">
            <text:p>Skills</text:p>
          </table:table-cell>
          <table:table-cell office:value-type="string">
            <text:p>Alignment</text:p>
          </table:table-cell>
          <table:table-cell office:value-type="string">
            <text:p>Languages</text:p>
          </table:table-cell>
          <table:table-cell office:value-type="string">
            <text:p>Str</text:p>
          </table:table-cell>
          <table:table-cell office:value-type="string">
            <text:p>light</text:p>
          </table:table-cell>
          <table:table-cell office:value-type="string">
            <text:p>med</text:p>
          </table:table-cell>
          <table:table-cell office:value-type="string">
            <text:p>hvy</text:p>
          </table:table-cell>
          <table:table-cell office:value-type="string">
            <text:p>Dex</text:p>
          </table:table-cell>
          <table:table-cell office:value-type="string">
            <text:p>Con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 office:value-type="string">
            <text:p>Cha</text:p>
          </table:table-cell>
          <table:table-cell office:value-type="string">
            <text:p>Feats</text:p>
          </table:table-cell>
          <table:table-cell office:value-type="string">
            <text:p>Proficiencies</text:p>
          </table:table-cell>
          <table:table-cell table:number-columns-repeated="23"/>
        </table:table-row>
        <table:table-row table:style-name="ro4">
          <table:covered-table-cell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6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2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5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28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1" table:number-columns-spanned="1" table:number-rows-spanned="2"/>
          <table:table-cell table:style-name="ce3" office:value-type="string" table:number-columns-spanned="1" table:number-rows-spanned="2">
            <text:p>All simple &amp; martial weapons; all armor and shields.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3" table:style-name="ce10"/>
          <table:covered-table-cell table:style-name="ce16"/>
          <table:covered-table-cell table:number-columns-repeated="5" table:style-name="ce10"/>
          <table:covered-table-cell table:style-name="ce5"/>
          <table:covered-table-cell table:number-columns-repeated="2" table:style-name="ce3"/>
          <table:covered-table-cell table:number-columns-repeated="2" table:style-name="ce10"/>
          <table:covered-table-cell table:number-columns-repeated="3" table:style-name="ce3"/>
          <table:covered-table-cell table:number-columns-repeated="9" table:style-name="ce10"/>
          <table:covered-table-cell table:style-name="ce31"/>
          <table:covered-table-cell table:style-name="ce3"/>
          <table:covered-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23" table:number-columns-spanned="1" table:number-rows-spanned="2"/>
          <table:table-cell table:style-name="ce3" table:number-columns-spanned="1" table:number-rows-spanned="2"/>
          <table:table-cell table:style-name="ce26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29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1" table:number-columns-spanned="1" table:number-rows-spanned="2"/>
          <table:table-cell table:style-name="ce3" office:value-type="string" table:number-columns-spanned="1" table:number-rows-spanned="2">
            <text:p>Club, dagger, Dart, longspear, quarterstaff, scimitar, sickle, shortspear, sling, light &amp; medium armor, Shields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5">
          <table:covered-table-cell/>
          <table:covered-table-cell table:number-columns-repeated="3" table:style-name="ce3"/>
          <table:covered-table-cell table:number-columns-repeated="5" table:style-name="ce10"/>
          <table:covered-table-cell table:style-name="ce16"/>
          <table:covered-table-cell table:number-columns-repeated="3" table:style-name="ce10"/>
          <table:covered-table-cell table:number-columns-repeated="3" table:style-name="ce5"/>
          <table:covered-table-cell table:number-columns-repeated="2" table:style-name="ce16"/>
          <table:covered-table-cell table:number-columns-repeated="3" table:style-name="ce3"/>
          <table:covered-table-cell table:number-columns-repeated="9" table:style-name="ce10"/>
          <table:covered-table-cell table:style-name="ce31"/>
          <table:covered-table-cell table:style-name="ce3"/>
          <table:covered-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>
            <text:p>Batty</text:p>
          </table:table-cell>
          <table:table-cell table:style-name="ce5" office:value-type="string">
            <text:p>Animal Comp.</text:p>
          </table:table-cell>
          <table:table-cell table:style-name="ce3" office:value-type="string">
            <text:p>Dire Bat</text:p>
          </table:table-cell>
          <table:table-cell table:style-name="ce10" office:value-type="string">
            <text:p>4HD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20/15/14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Bite: +5 1d8+4</text:p>
          </table:table-cell>
          <table:table-cell table:style-name="ce10" table:number-columns-repeated="2"/>
          <table:table-cell table:style-name="ce24" office:value-type="string">
            <text:p>Blindsight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10" office:value-type="string">
            <text:p>FLY 40”(GOOD)</text:p>
          </table:table-cell>
          <table:table-cell table:style-name="ce10"/>
          <table:table-cell table:style-name="ce3" office:value-type="string">
            <text:p>Listen + 11, Move Silently +11, Spot +11</text:p>
          </table:table-cell>
          <table:table-cell table:style-name="ce3" table:number-columns-repeated="2"/>
          <table:table-cell table:style-name="ce10" office:value-type="float" office:value="17">
            <text:p>17</text:p>
          </table:table-cell>
          <table:table-cell table:style-name="ce10" table:number-columns-repeated="3"/>
          <table:table-cell table:style-name="ce10" office:value-type="float" office:value="22">
            <text:p>2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31"/>
          <table:table-cell table:style-name="ce3" office:value-type="string">
            <text:p>Bite</text:p>
          </table:table-cell>
          <table: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office:value-type="float" office:value="17" table:number-columns-spanned="1" table:number-rows-spanned="2">
            <text:p>17</text:p>
          </table:table-cell>
          <table:table-cell table:style-name="ce12" office:value-type="string" table:number-columns-spanned="1" table:number-rows-spanned="2">
            <text:p>14, Dodge, Mobility, Deflect Arrows</text:p>
          </table:table-cell>
          <table:table-cell table:style-name="ce10" office:value-type="float" office:value="4" table:number-columns-spanned="1" table:number-rows-spanned="2">
            <text:p>4</text:p>
          </table:table-cell>
          <table:table-cell table:style-name="ce18" office:value-type="string" table:number-columns-spanned="1" table:number-rows-spanned="2">
            <text:p>5 (Evasion)</text:p>
          </table:table-cell>
          <table:table-cell table:style-name="ce10" office:value-type="float" office:value="5" table:number-columns-spanned="1" table:number-rows-spanned="2">
            <text:p>5</text:p>
          </table:table-cell>
          <table:table-cell table:style-name="ce18" office:value-type="string" table:number-columns-spanned="1" table:number-rows-spanned="2">
            <text:p>Fist: +2 1d6+1; staff +2 1d6+1</text:p>
          </table:table-cell>
          <table:table-cell table:style-name="ce18" office:value-type="string" table:number-columns-spanned="1" table:number-rows-spanned="2">
            <text:p>Flurry: +0/+0 1d6+1</text:p>
          </table:table-cell>
          <table:table-cell table:style-name="ce18" office:value-type="string" table:number-columns-spanned="1" table:number-rows-spanned="2">
            <text:p>S.A.: +1 atk, 2/day, Fort 12</text:p>
          </table:table-cell>
          <table:table-cell table:style-name="ce6" table:number-columns-spanned="1" table:number-rows-spanned="2"/>
          <table:table-cell table:style-name="ce3" office:value-type="string" table:number-columns-spanned="1" table:number-rows-spanned="2">
            <text:p>+2</text:p>
          </table:table-cell>
          <table:table-cell table:style-name="ce26" table:formula="of:=IF([.C105]&lt;[.W7]; &quot;Light&quot;; IF([.C105] &lt; [.X7]; &quot;Medium&quot;; IF([.C105] &lt; [.Y7]; &quot;Heavy&quot;; &quot;Impossible&quot;) ) )" office:value-type="string" office:string-value="Impossible" table:number-columns-spanned="1" table:number-rows-spanned="2">
            <text:p>Impossible</text:p>
          </table:table-cell>
          <table:table-cell table:style-name="ce10" office:value-type="string" table:number-columns-spanned="1" table:number-rows-spanned="2">
            <text:p>30”</text:p>
          </table:table-cell>
          <table:table-cell table:style-name="ce10" table:number-columns-spanned="1" table:number-rows-spanned="2"/>
          <table:table-cell table:style-name="ce30" office:value-type="string" table:number-columns-spanned="1" table:number-rows-spanned="2">
            <text:p>Balance +7, Hide +7, Jump +6, <text:span text:style-name="T4">Listen+2, </text:span>Move Silently +7, Tumble +7</text:p>
          </table:table-cell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Common</text:p>
          </table:table-cell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1" office:value-type="string" table:number-columns-spanned="1" table:number-rows-spanned="2">
            <text:p>Dodge, Mobility, Deflect Arrows(bonus)</text:p>
          </table:table-cell>
          <table:table-cell table:style-name="ce3" office:value-type="string" table:number-columns-spanned="1" table:number-rows-spanned="2">
            <text:p>club, crossbow, dagger, handaxe, javelin, kama, nunchaku, quarterstaff, shuriken, siangham, sling.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9" table:style-name="ce10"/>
          <table:covered-table-cell table:style-name="ce6"/>
          <table:covered-table-cell table:number-columns-repeated="2" table:style-name="ce3"/>
          <table:covered-table-cell table:number-columns-repeated="2" table:style-name="ce10"/>
          <table:covered-table-cell table:number-columns-repeated="3" table:style-name="ce3"/>
          <table:covered-table-cell table:number-columns-repeated="9" table:style-name="ce10"/>
          <table:covered-table-cell table:style-name="ce31"/>
          <table:covered-table-cell table:style-name="ce3"/>
          <table:covered-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26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0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2" office:value-type="string" table:number-columns-spanned="1" table:number-rows-spanned="2">
            <text:p>Combat Casting, Point Blank Shot, Alertness</text:p>
          </table:table-cell>
          <table:table-cell table:style-name="ce3" office:value-type="string" table:number-columns-spanned="1" table:number-rows-spanned="2">
            <text:p>All simple weapons.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4">
          <table:covered-table-cell table:number-columns-repeated="4"/>
          <table:covered-table-cell table:number-columns-repeated="4" table:style-name="Default"/>
          <table:covered-table-cell table:number-columns-repeated="8"/>
          <table:covered-table-cell table:number-columns-repeated="2" table:style-name="ce8"/>
          <table:covered-table-cell table:number-columns-repeated="12"/>
          <table:covered-table-cell table:style-name="ce17"/>
          <table:covered-table-cell/>
          <table:covered-table-cell table:style-name="ce17"/>
          <table:table-cell table:number-columns-repeated="22"/>
        </table:table-row>
        <table:table-row table:style-name="ro4">
          <table:table-cell/>
          <table:table-cell office:value-type="string">
            <text:p>Larg</text:p>
          </table:table-cell>
          <table:table-cell office:value-type="string">
            <text:p>Familar</text:p>
          </table:table-cell>
          <table:table-cell office:value-type="string">
            <text:p>Toad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6/15/15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3"/>
          <table:table-cell table:style-name="ce3" office:value-type="string">
            <text:p>improved evasion, share spells, empathic link</text:p>
          </table:table-cell>
          <table:table-cell table:number-columns-repeated="2"/>
          <table:table-cell table:style-name="ce8" table:number-columns-repeated="2"/>
          <table:table-cell table:number-columns-repeated="12"/>
          <table:table-cell table:style-name="ce17"/>
          <table:table-cell/>
          <table:table-cell table:style-name="ce17"/>
          <table:table-cell table:number-columns-repeated="22"/>
        </table:table-row>
        <table:table-row table:style-name="ro4">
          <table:table-cell office:value-type="string">
            <text:p>10 – 12, 24, 34, 36bc-56</text:p>
          </table:table-cell>
          <table:table-cell table:number-columns-repeated="3"/>
          <table:table-cell table:style-name="Default" table:number-columns-repeated="2"/>
          <table:table-cell table:style-name="ce9" office:value-type="string">
            <text:p>Daily:</text:p>
          </table:table-cell>
          <table:table-cell table:style-name="ce7" office:value-type="string">
            <text:p><text:span text:style-name="T1">Em </text:span>SF(2/2)</text:p>
          </table:table-cell>
          <table:table-cell table:style-name="ce4" office:value-type="string">
            <text:p>Alh:<text:span text:style-name="T2"> LoH (0/4)</text:span></text:p>
          </table:table-cell>
          <table:table-cell table:style-name="ce19" office:value-type="string">
            <text:p>Hen:<text:span text:style-name="T2">6/5[4/1]</text:span></text:p>
          </table:table-cell>
          <table:table-cell table:style-name="ce21" office:value-type="string" table:number-columns-spanned="4" table:number-rows-spanned="1">
            <text:p>0: detect magic, dancing lights, open/close, mage hand, read magic 1: MM, Shield</text:p>
          </table:table-cell>
          <table:covered-table-cell table:style-name="ce9"/>
          <table:covered-table-cell table:style-name="ce5"/>
          <table:covered-table-cell/>
          <table:table-cell table:style-name="ce9" office:value-type="string" table:number-columns-spanned="2" table:number-rows-spanned="1">
            <text:p>Druid (4/3): </text:p>
          </table:table-cell>
          <table:covered-table-cell/>
          <table:table-cell table:style-name="ce27" office:value-type="string" table:number-columns-spanned="3" table:number-rows-spanned="2">
            <text:p>0: CMW, DM, Light, Virtue(0). 1: CLWx2(1), SNA I(0)</text:p>
          </table:table-cell>
          <table:covered-table-cell/>
          <table:covered-table-cell table:style-name="ce8"/>
          <table:table-cell table:style-name="ce8"/>
          <table:table-cell table:number-columns-repeated="12"/>
          <table:table-cell table:style-name="ce17"/>
          <table:table-cell table:number-columns-repeated="22"/>
        </table:table-row>
        <table:table-row table:style-name="ro4">
          <table:table-cell/>
          <table:table-cell table:style-name="ce4" office:value-type="string">
            <text:p>H. Bolts</text:p>
          </table:table-cell>
          <table:table-cell table:style-name="ce8" office:value-type="float" office:value="7">
            <text:p>7</text:p>
          </table:table-cell>
          <table:table-cell table:style-name="ce9" office:value-type="string">
            <text:p>E. Bul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5" office:value-type="string">
            <text:p>144 turns/day</text:p>
          </table:table-cell>
          <table:table-cell table:style-name="ce3" office:value-type="string">
            <text:p>Check @ 0 &amp; 72</text:p>
          </table:table-cell>
          <table:table-cell table:style-name="ce4" office:value-type="string">
            <text:p>UpKeep</text:p>
          </table:table-cell>
          <table:table-cell office:value-type="string">
            <text:p>XP = </text:p>
          </table:table-cell>
          <table:table-cell table:formula="of:=SUM([.L16:.L500003])/4" office:value-type="float" office:value="1737.5">
            <text:p>1737.5</text:p>
          </table:table-cell>
          <table:table-cell office:value-type="string">
            <text:p>Gold =</text:p>
          </table:table-cell>
          <table:table-cell table:formula="of:=6.3 - 1.2 - 1.2 + 3.4 + 14 - 1.2+25 - 1.2 - 1.2 - 1.2 + 2.7 + 4.3 + 19.8 - 1.2 + 100 - 100 - 1.2 - 0.04 - 1 + 20.7 + 30 + 68 + 70 + 27 + 3.5 + 3.8 + 10.4 + 14" office:value-type="float" office:value="312.26">
            <text:p>312.26</text:p>
          </table:table-cell>
          <table:table-cell table:style-name="ce25" office:value-type="string" table:number-columns-spanned="1" table:number-rows-spanned="2">
            <text:p>Loot:<text:span text:style-name="T2"> everburning candle, pot endure elements (fire), </text:span><text:span text:style-name="T2">whistle, potion of CLW. Caltrops 8Lb. Silver flask worth </text:span><text:span text:style-name="T2">50 gp</text:span></text:p>
          </table:table-cell>
          <table:table-cell table:style-name="ce21" office:value-type="string">
            <text:p>0 goodberry</text:p>
          </table:table-cell>
          <table:table-cell/>
          <table:covered-table-cell table:number-columns-repeated="3"/>
          <table:table-cell table:number-columns-spanned="1" table:number-rows-spanned="3"/>
          <table:table-cell table:number-columns-repeated="35"/>
        </table:table-row>
        <table:table-row table:style-name="ro4">
          <table:table-cell/>
          <table:table-cell table:style-name="ce4" office:value-type="string">
            <text:p>A. arrow</text:p>
          </table:table-cell>
          <table:table-cell table:style-name="ce8" office:value-type="float" office:value="20">
            <text:p>20</text:p>
          </table:table-cell>
          <table:table-cell table:style-name="ce9" office:value-type="string">
            <text:p>V. Bul</text:p>
          </table:table-cell>
          <table:table-cell table:style-name="Default" office:value-type="float" office:value="7.5">
            <text:p>7.5</text:p>
          </table:table-cell>
          <table:table-cell table:style-name="Default"/>
          <table:table-cell table:style-name="ce5"/>
          <table:table-cell table:style-name="ce3"/>
          <table:table-cell table:style-name="ce4"/>
          <table:table-cell office:value-type="string">
            <text:p>Scrolls of Spider Climb, Mage Armor (un-id'd)</text:p>
          </table:table-cell>
          <table:table-cell table:number-columns-repeated="3"/>
          <table:covered-table-cell table:style-name="ce9"/>
          <table:table-cell table:style-name="ce21" office:value-type="string">
            <text:p>1 scroll of Fairie Fire</text:p>
          </table:table-cell>
          <table:table-cell table:number-columns-repeated="4"/>
          <table:covered-table-cell/>
          <table:table-cell table:number-columns-repeated="35"/>
        </table:table-row>
        <table:table-row table:style-name="ro4">
          <table:table-cell table:number-columns-repeated="5"/>
          <table:table-cell table:style-name="ce9" office:value-type="string">
            <text:p>Day</text:p>
          </table:table-cell>
          <table:table-cell table:style-name="ce14" office:value-type="string">
            <text:p>Turn/Rnd</text:p>
          </table:table-cell>
          <table:table-cell table:style-name="ce9" office:value-type="string">
            <text:p>Location</text:p>
          </table:table-cell>
          <table:table-cell table:style-name="ce4" office:value-type="string">
            <text:p>Or Light</text:p>
          </table:table-cell>
          <table:table-cell table:style-name="ce20" office:value-type="string" table:number-columns-spanned="2" table:number-rows-spanned="1">
            <text:p>Hit points</text:p>
          </table:table-cell>
          <table:covered-table-cell/>
          <table:table-cell table:style-name="ce9" office:value-type="string">
            <text:p>XP</text:p>
          </table:table-cell>
          <table:table-cell table:style-name="ce22" office:value-type="string">
            <text:p>Specials</text:p>
          </table:table-cell>
          <table:table-cell table:style-name="ce9" office:value-type="string">
            <text:p>Notes</text:p>
          </table:table-cell>
          <table:table-cell table:number-columns-repeated="5"/>
          <table:covered-table-cell/>
          <table:table-cell table:number-columns-repeated="35"/>
        </table:table-row>
        <table:table-row table:style-name="ro4">
          <table:table-cell table:number-columns-repeated="5"/>
          <table:table-cell office:value-type="float" office:value="1">
            <text:p>1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Hennet and Alhandra look for Rumors (GI). Roll 1+2 &amp; 5+2. Don't find anything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2">
            <text:p>2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Hennet and Alhandra look for Rumors (GI). Roll 13+2 &amp; 19+2. The old road is attacked by goblins. The sunless citadel was the retreat of ancient dragon cult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Default" office:value-type="string">
            <text:p>Oakhurst</text:p>
          </table:table-cell>
          <table:table-cell office:value-type="string">
            <text:p>------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tart down Old Road for Oakhurst. It is a 7 mile walk</text:p>
          </table:table-cell>
          <table:table-cell table:number-columns-repeated="41"/>
        </table:table-row>
        <table:table-row table:style-name="ro4">
          <table:table-cell table:style-name="ce1" table:number-columns-repeated="4"/>
          <table:table-cell/>
          <table:table-cell office:value-type="float" office:value="3">
            <text:p>3</text:p>
          </table:table-cell>
          <table:table-cell table:formula="of:=48+6*4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Vadania searches area rolls 7, finds Script</text:p>
          </table:table-cell>
          <table:table-cell table:number-columns-repeated="41"/>
        </table:table-row>
        <table:table-row table:style-name="ro4">
          <table:table-cell/>
          <table:table-cell table:style-name="ce5"/>
          <table:table-cell table:number-columns-repeated="3"/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Find either rope or steps.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lhandra, Ember and Hennet climb down rope (taking 10 DC 0). Vadania takes handholds with wolfy. Wolf Takes 10, but Vadania needs to roll: 20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77-0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ire rats have hide DC of 21. No one sees them. Init 11, 11, 13, 17, 12, 17 = dire rats, ember, wolfy, hennet, vadania, alhandra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77-sur.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ts come out and flank Alhandra and one attacks Vadania. Hps = 11, 9, 13, 9, 5 | 6, 4, 3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3">
            <text:p>3</text:p>
          </table:table-cell>
          <table:table-cell office:value-type="string">
            <text:p>77-1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<text:a xlink:href="mailto:Rats@Alhandra">Rats@Alhandra</text:a>: 10, 20(2 dmg, immune). <text:a xlink:href="mailto:Rats@vadania">Rats@vadania</text:a>: 17(3 dmg, diseased!). <text:s/>Hps = 9, 6(diseased), 13, 9, 5 | 6, 4, 3</text:p>
          </table:table-cell>
          <table:table-cell table:number-columns-repeated="41"/>
        </table:table-row>
        <table:table-row table:style-name="ro4">
          <table:table-cell table:style-name="ce1" table:number-columns-repeated="4"/>
          <table:table-cell/>
          <table:table-cell office:value-type="float" office:value="3">
            <text:p>3</text:p>
          </table:table-cell>
          <table:table-cell office:value-type="string">
            <text:p>77-1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Ember sets dodge, tumbles (14), takes 3 AoO (4, 23 (crit!), 7). Takes 6 dmg (fort 18). Attacks: 20, dmg=6 dead rat! Hps = 9, 6(dis), 13, 3(dis), 5 | 0, 4, 3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wolf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Wolf bites at rat: miss 6!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hen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ross bow at rat: 19 hit!, 2 points of damage. Hps = 9, 6(dis), 13, 3(dis), 5 | 0, 2, 3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vad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lashes at rat: 9 miss!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alh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lashes at rat: 17 hit. 3 points of dmg. Hps = 9, 6(dis), 13, 3(dis), 5 | 0, 0, 3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3">
            <text:p>3</text:p>
          </table:table-cell>
          <table:table-cell office:value-type="string">
            <text:p>77-2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Bite at Alhandra: 7 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77-2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Flurry: 12, 15 – 1 hit. 3 points of damage – all rats dead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2" table:number-rows-spanned="1">
            <text:p>9, 6(dis), 13, 5(dis), 5</text:p>
          </table:table-cell>
          <table:covered-table-cell/>
          <table:table-cell table:number-columns-repeated="2"/>
          <table:table-cell office:value-type="string">
            <text:p>rest: Alhandra heals Ember. 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Walk down steps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TORCH Lit</text:p>
          </table:table-cell>
          <table:covered-table-cell/>
          <table:table-cell table:number-columns-repeated="2"/>
          <table:table-cell office:value-type="string">
            <text:p>Ember scouts ahead. Sees nothing. Vad lights torch. Searches room: Rolls 12. Find nothing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9, 3(dis), 13, 5(dis), 5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Vad triggers trap: Rolls 1. Takes 3 points of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init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lh 3, Vad 3, wolf 22, em 14, hen 12, rat 2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sur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t attacks: 13 miss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rat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9, -2, 13, 5, 5 | 7</text:p>
          </table:table-cell>
          <table:covered-table-cell/>
          <table:table-cell table:number-columns-repeated="2"/>
          <table:table-cell office:value-type="string">
            <text:p>Rat attacks: Crit 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Wolf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confuse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Em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Ember jumps (rolls 23) down and attacks: 14 misse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hen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2, 13, 5, 5 | 2</text:p>
          </table:table-cell>
          <table:covered-table-cell/>
          <table:table-cell table:number-columns-repeated="2"/>
          <table:table-cell office:value-type="string">
            <text:p>Magic missle: 5 damage.</text:p>
          </table:table-cell>
          <table:table-cell table:number-columns-repeated="41"/>
        </table:table-row>
        <table:table-row table:style-name="ro4">
          <table:table-cell/>
          <table:table-cell table:style-name="ce5"/>
          <table:table-cell table:number-columns-repeated="3"/>
          <table:table-cell office:value-type="float" office:value="3">
            <text:p>3</text:p>
          </table:table-cell>
          <table:table-cell office:value-type="string">
            <text:p>80 – Vad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5, 5 | 7</text:p>
          </table:table-cell>
          <table:covered-table-cell/>
          <table:table-cell table:number-columns-repeated="2"/>
          <table:table-cell office:value-type="string">
            <text:p>Rolls to stabilize: nope</text:p>
          </table:table-cell>
          <table:table-cell table:number-columns-repeated="41"/>
        </table:table-row>
        <table:table-row table:style-name="ro4">
          <table:table-cell/>
          <table:table-cell table:style-name="ce3"/>
          <table:table-cell table:number-columns-repeated="3"/>
          <table:table-cell office:value-type="float" office:value="3">
            <text:p>3</text:p>
          </table:table-cell>
          <table:table-cell office:value-type="string">
            <text:p>80 – Alh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5, 5 | 7</text:p>
          </table:table-cell>
          <table:covered-table-cell/>
          <table:table-cell table:number-columns-repeated="2"/>
          <table:table-cell office:value-type="string">
            <text:p>Skip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3">
            <text:p>3</text:p>
          </table:table-cell>
          <table:table-cell office:value-type="string">
            <text:p>80 – rat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4, 5 | 7</text:p>
          </table:table-cell>
          <table:covered-table-cell/>
          <table:table-cell table:number-columns-repeated="2"/>
          <table:table-cell office:value-type="string">
            <text:p>Attacks Ember: hit for <text:s/>damage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3">
            <text:p>3</text:p>
          </table:table-cell>
          <table:table-cell office:value-type="string">
            <text:p>80 – Wolf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confuse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string">
            <text:p>80 – Em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office:value-type="float" office:value="100">
            <text:p>100</text:p>
          </table:table-cell>
          <table:table-cell/>
          <table:table-cell office:value-type="string">
            <text:p>Flurry: hits ! Kills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Ahlandra Rolls Heal to stablize Vadania: Crit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Ember Searches. Finds 23 sp and 4 gp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string">
            <text:p>2 &amp; 1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etreat!!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string">
            <text:p>Forest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est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string">
            <text:p>Forest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doesn't regain conc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Forest</text:p>
          </table:table-cell>
          <table:table-cell/>
          <table:table-cell office:value-type="string" table:number-columns-spanned="2" table:number-rows-spanned="1">
            <text:p>9, 0(Dis), 13, 4 (dis), 5</text:p>
          </table:table-cell>
          <table:covered-table-cell/>
          <table:table-cell table:number-columns-repeated="2"/>
          <table:table-cell office:value-type="string">
            <text:p>Roll 1, Vadania at 0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string">
            <text:p>Forest</text:p>
          </table:table-cell>
          <table:table-cell/>
          <table:table-cell office:value-type="string" table:number-columns-spanned="2" table:number-rows-spanned="1">
            <text:p>9, 4(Dis), 13, 4 (dis), 5</text:p>
          </table:table-cell>
          <table:covered-table-cell/>
          <table:table-cell table:number-columns-repeated="2"/>
          <table:table-cell office:value-type="string">
            <text:p>Vadanis casts CLW on self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Inn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office:value-type="string" table:number-columns-spanned="2" table:number-rows-spanned="1">
            <text:p>10, 6(Dis), 13, 5 (dis), 5</text:p>
          </table:table-cell>
          <table:covered-table-cell/>
          <table:table-cell table:number-columns-repeated="2"/>
          <table:table-cell office:value-type="string">
            <text:p>Alhandra Helps Vadania Heal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Disease! Alhandra treats Diseases: take 10 and get 1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Disease! Vadania treated by Alhandra, Ember rolls: 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office:value-type="string" table:number-columns-spanned="2" table:number-rows-spanned="1">
            <text:p>10, 9(Dis), 13, 9 (dis), 5</text:p>
          </table:table-cell>
          <table:covered-table-cell/>
          <table:table-cell table:number-columns-repeated="2"/>
          <table:table-cell office:value-type="string">
            <text:p>Vadania casts 2 CLW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 office:value-type="string">
            <text:p>Poor (0.3)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 table:number-columns-repeated="2"/>
          <table:table-cell office:value-type="string">
            <text:p>Alhandra takes 10 and disease is gone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Everyone searches, Alhandra gets a 19. They find a secret door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Ember opens door. Trap! Saved!</text:p>
          </table:table-cell>
          <table:table-cell table:number-columns-repeated="41"/>
        </table:table-row>
        <table:table-row table:style-name="ro4">
          <table:table-cell table:style-name="ce1" table:number-columns-repeated="4"/>
          <table:table-cell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Alhandra 19, Vad 8, wolfy 12, ember 5, hennet 7, skeletons 13</text:p>
          </table:table-cell>
          <table:table-cell table:number-columns-repeated="41"/>
        </table:table-row>
        <table:table-row table:style-name="ro4">
          <table:table-cell/>
          <table:table-cell table:style-name="ce5"/>
          <table:table-cell table:number-columns-repeated="3"/>
          <table:table-cell office:value-type="float" office:value="5">
            <text:p>5</text:p>
          </table:table-cell>
          <table:table-cell office:value-type="string">
            <text:p>74-1-Alh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 | 7 9 9</text:p>
          </table:table-cell>
          <table:covered-table-cell/>
          <table:table-cell table:number-columns-repeated="2"/>
          <table:table-cell office:value-type="string">
            <text:p>Alhandra Slashes at one. 17 hit!. <text:s/>Half damage does 2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5">
            <text:p>5</text:p>
          </table:table-cell>
          <table:table-cell table:style-name="ce15" office:value-type="string">
            <text:p>74-1-Ske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7 9 9</text:p>
          </table:table-cell>
          <table:covered-table-cell/>
          <table:table-cell table:number-columns-repeated="2"/>
          <table:table-cell office:value-type="string">
            <text:p>Skeleton moves out, Alhandra gets AoO Hits (3 dmg). 2 skel flank Ember: </text:p>
          </table:table-cell>
          <table:table-cell/>
          <table:table-cell office:value-type="string">
            <text:p><text:s/>1 hit (1), 1 on Alha: miss</text:p>
          </table:table-cell>
          <table:table-cell table:number-columns-repeated="39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1-wolf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Wolfy attacks one on Alhandra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1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1-hen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4 9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Magic missile: 3</text:p>
          </table:table-cell>
          <table:table-cell table:number-columns-repeated="41"/>
        </table:table-row>
        <table:table-row table:style-name="ro4">
          <table:table-cell table:style-name="ce1" table:number-columns-repeated="4"/>
          <table:table-cell/>
          <table:table-cell office:value-type="float" office:value="5">
            <text:p>5</text:p>
          </table:table-cell>
          <table:table-cell office:value-type="string">
            <text:p>74-1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4 7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Flurry: 1 hit, 3 damage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5">
            <text:p>5</text:p>
          </table:table-cell>
          <table:table-cell office:value-type="string">
            <text:p>74-2-Alh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5">
            <text:p>5</text:p>
          </table:table-cell>
          <table:table-cell office:value-type="string">
            <text:p>74-2-ske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4 7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2 on Em, 1 on Alh: 1 hit on each: 2 and 4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5">
            <text:p>5</text:p>
          </table:table-cell>
          <table:table-cell office:value-type="string">
            <text:p>74-2-wolf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7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on on alh: Hit! 6 damage dead!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2"/>
          <table:table-cell office:value-type="float" office:value="5">
            <text:p>5</text:p>
          </table:table-cell>
          <table:table-cell office:value-type="string">
            <text:p>74-2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sling: roll a 1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5">
            <text:p>5</text:p>
          </table:table-cell>
          <table:table-cell office:value-type="string">
            <text:p>74-2-hen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Crossbow: 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2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1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Flurry: one miss, one crit: 6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3-Alh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0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Slashes at one Ember hit (flanking): 14 – hit. 8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3-ske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2 attacks on Ember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3-wolf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3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3-hen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Punt – immune to pierc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3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0 2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Flurry: hit! (14). 7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4-Alh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Skeletons dead</text:p>
          </table:table-cell>
          <table:covered-table-cell/>
          <table:table-cell office:value-type="float" office:value="300">
            <text:p>300</text:p>
          </table:table-cell>
          <table:table-cell office:value-type="string">
            <text:p>H-MM</text:p>
          </table:table-cell>
          <table:table-cell office:value-type="string">
            <text:p>Hit! 9 dmg (4 for half)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Debate which door to go thru. Listen (don't hear anything DC 14 but nothing to hear)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Roll to decide – top side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hall after 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Listen at the doors: hear nothing.</text:p>
          </table:table-cell>
          <table:table-cell table:number-columns-repeated="41"/>
        </table:table-row>
        <table:table-row table:style-name="ro4">
          <table:table-cell/>
          <table:table-cell table:style-name="ce5"/>
          <table:table-cell table:number-columns-repeated="3"/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hall after 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Roll for random choice – go to 13.</text:p>
          </table:table-cell>
          <table:table-cell table:number-columns-repeated="41"/>
        </table:table-row>
        <table:table-row table:style-name="ro4">
          <table:table-cell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Good area to rest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door to 1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Locked, break: 0, 1, 1, 3, 0, 4, 3 broken! Alh goes in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door to 1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Wander monster check: Non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 | 1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Mephit attacks! Hide = 16. Spots = Vad and Hennet NOT surprise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Initiative: Alh 14, Vad 18, wolfy 6, Em 7, Hen 10, mephit 1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sur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Vad: Sling, 16, hit. No damage!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sur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, 9, 13, 6, 5 | 1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Mephit: Melf @ Alh, 11, hit!. 6 mg to Alh. 1 more roun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sur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, 9, 13, 6, 5 | 12</text:p>
          </table:table-cell>
          <table:covered-table-cell/>
          <table:table-cell/>
          <table:table-cell office:value-type="string">
            <text:p>H-MMx2</text:p>
          </table:table-cell>
          <table:table-cell office:value-type="string">
            <text:p>Hennet: Magic Missile: 3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Vad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5, 9, 13, 6, 5 | 12</text:p>
          </table:table-cell>
          <table:covered-table-cell/>
          <table:table-cell/>
          <table:table-cell table:style-name="ce6" office:value-type="string">
            <text:p>H-MMx2, V:CLW</text:p>
          </table:table-cell>
          <table:table-cell office:value-type="string">
            <text:p>Vad: CLW ON Alh: 4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Mep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-2, 9, 13, 6, 5 | 12</text:p>
          </table:table-cell>
          <table:covered-table-cell/>
          <table:table-cell table:number-columns-repeated="2"/>
          <table:table-cell office:value-type="string">
            <text:p>Mephit: Melf dmg – 4; Attack Alh – 3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Alh</text:p>
          </table:table-cell>
          <table:table-cell/>
          <table:table-cell office:value-type="string" table:number-columns-spanned="2" table:number-rows-spanned="1">
            <text:p>-3, 9, 13, 6, 5 | 12</text:p>
          </table:table-cell>
          <table:covered-table-cell/>
          <table:table-cell table:number-columns-repeated="2"/>
          <table:table-cell office:value-type="string">
            <text:p>Alh: stab – nop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Hen</text:p>
          </table:table-cell>
          <table:table-cell/>
          <table:table-cell office:value-type="string" table:number-columns-spanned="2" table:number-rows-spanned="1">
            <text:p>-3, 9, 13, 6, 5 | 9</text:p>
          </table:table-cell>
          <table:covered-table-cell/>
          <table:table-cell/>
          <table:table-cell table:style-name="ce6" office:value-type="string">
            <text:p>H-MMx3, V:CLW</text:p>
          </table:table-cell>
          <table:table-cell office:value-type="string">
            <text:p>Hennet: Magic Missile: 3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Ember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Ember: Stun. Miss :(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Wolf</text:p>
          </table:table-cell>
          <table:table-cell/>
          <table:table-cell office:value-type="string" table:number-columns-spanned="2" table:number-rows-spanned="1">
            <text:p>-3, 9, 13, 6, 5 | 7</text:p>
          </table:table-cell>
          <table:covered-table-cell/>
          <table:table-cell table:number-columns-repeated="2"/>
          <table:table-cell office:value-type="string">
            <text:p>Wolf bites: hit!, 7 (2). Trips the mephit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Vad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Pulls Alhandra Back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Mep</text:p>
          </table:table-cell>
          <table:table-cell/>
          <table:table-cell office:value-type="string" table:number-columns-spanned="2" table:number-rows-spanned="1">
            <text:p>-3, 9, 8, 4, 5 | 7</text:p>
          </table:table-cell>
          <table:covered-table-cell/>
          <table:table-cell table:number-columns-repeated="2"/>
          <table:table-cell office:value-type="string">
            <text:p>Breath (Wolf, Ember): both fail. 5 on Wolf, 2 on Embe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Alh</text:p>
          </table:table-cell>
          <table:table-cell/>
          <table:table-cell office:value-type="string" table:number-columns-spanned="2" table:number-rows-spanned="1">
            <text:p>-4, 9, 8, 4, 5 | 7</text:p>
          </table:table-cell>
          <table:covered-table-cell/>
          <table:table-cell table:number-columns-repeated="2"/>
          <table:table-cell office:value-type="string">
            <text:p>Fails to Stab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Emb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Hen</text:p>
          </table:table-cell>
          <table:table-cell/>
          <table:table-cell office:value-type="string" table:number-columns-spanned="2" table:number-rows-spanned="1">
            <text:p>-4, 9, 8, 4, 5 | 4</text:p>
          </table:table-cell>
          <table:covered-table-cell/>
          <table:table-cell/>
          <table:table-cell table:style-name="ce6" office:value-type="string">
            <text:p>H-MMx4, V:CLW</text:p>
          </table:table-cell>
          <table:table-cell office:value-type="string">
            <text:p>Magic missile: 3</text:p>
          </table:table-cell>
          <table:table-cell table:number-columns-repeated="41"/>
        </table:table-row>
        <table:table-row table:style-name="ro4">
          <table:table-cell/>
          <table:table-cell office:value-type="string">
            <text:p>Encum:</text:p>
          </table:table-cell>
          <table:table-cell table:formula="of:=SUM([.D115:.D147])" office:value-type="float" office:value="28.086">
            <text:p>28.08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Ember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L miss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Wolf</text:p>
          </table:table-cell>
          <table:table-cell/>
          <table:table-cell office:value-type="string" table:number-columns-spanned="2" table:number-rows-spanned="1">
            <text:p>-4, 9, 8, 4, 5 | 2</text:p>
          </table:table-cell>
          <table:covered-table-cell/>
          <table:table-cell table:number-columns-repeated="2"/>
          <table:table-cell office:value-type="string">
            <text:p>Bite: 16, Hit!7(2)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Vad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Vad Heal check on Alh (14)</text:p>
          </table:table-cell>
          <table:table-cell table:number-columns-repeated="41"/>
        </table:table-row>
        <table:table-row table:style-name="ro4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Mep</text:p>
          </table:table-cell>
          <table:table-cell/>
          <table:table-cell office:value-type="string" table:number-columns-spanned="2" table:number-rows-spanned="1">
            <text:p>-4, 9, 3, 4, 5 | 2</text:p>
          </table:table-cell>
          <table:covered-table-cell/>
          <table:table-cell table:number-columns-repeated="2"/>
          <table:table-cell office:value-type="string">
            <text:p>Mep stands up, AoO. Wolf hits, 2 dmg(0), trips. Mep attacks wolf: 5 dmg</text:p>
          </table:table-cell>
          <table:table-cell table:number-columns-repeated="41"/>
        </table:table-row>
        <table:table-row table:style-name="ro4">
          <table:table-cell table:formula="of:=SUM([.D115:.D118])" office:value-type="float" office:value="0.086">
            <text:p>0.086</text:p>
          </table:table-cell>
          <table:table-cell table:style-name="ce5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Alh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No stable</text:p>
          </table:table-cell>
          <table:table-cell table:number-columns-repeated="41"/>
        </table:table-row>
        <table:table-row table:style-name="ro4">
          <table:table-cell table:formula="of:=SUM([.A119:.D129])" office:value-type="float" office:value="17">
            <text:p>17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Hen</text:p>
          </table:table-cell>
          <table:table-cell/>
          <table:table-cell office:value-type="string" table:number-columns-spanned="2" table:number-rows-spanned="1">
            <text:p>-4, 9, 3, 4, 5 | 0</text:p>
          </table:table-cell>
          <table:covered-table-cell/>
          <table:table-cell office:value-type="float" office:value="900">
            <text:p>900</text:p>
          </table:table-cell>
          <table:table-cell/>
          <table:table-cell office:value-type="string">
            <text:p>Crossbow: Crit!, 7(2) Kills Mephit</text:p>
          </table:table-cell>
          <table:table-cell table:number-columns-repeated="41"/>
        </table:table-row>
        <table:table-row table:style-name="ro4">
          <table:table-cell table:formula="of:=SUM([.D137:.D139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Vad Heals Alh.</text:p>
          </table:table-cell>
          <table:table-cell table:number-columns-repeated="41"/>
        </table:table-row>
        <table:table-row table:style-name="ro4">
          <table:table-cell table:formula="of:=[.D135]" office:value-type="float" office:value="10">
            <text:p>10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Wait an hour in room 1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lh doesn't wake</text:p>
          </table:table-cell>
          <table:table-cell table:number-columns-repeated="41"/>
        </table:table-row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lh doesn't wake</text:p>
          </table:table-cell>
          <table:table-cell table:number-columns-repeated="41"/>
        </table:table-row>
        <table:table-row table:style-name="ro4">
          <table:table-cell office:value-type="float" office:value="4.3">
            <text:p>4.3</text:p>
          </table:table-cell>
          <table:table-cell office:value-type="string">
            <text:p>Gold</text:p>
          </table:table-cell>
          <table:table-cell table:style-name="ce7" office:value-type="string">
            <text:p>Belt Pouch</text:p>
          </table:table-cell>
          <table:table-cell table:formula="of:=[.A115]/50" office:value-type="float" office:value="0.086">
            <text:p>0.086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table:style-name="ce5" office:value-type="string">
            <text:p>H-MMx4, V:CLW, LoH</text:p>
          </table:table-cell>
          <table:table-cell office:value-type="string">
            <text:p>Alh wakes, goes to 0. Uses LoH! To go to 2 HP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7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string" table:number-columns-spanned="2" table:number-rows-spanned="1">
            <text:p>2, 9, 3, 4, 5 | 0</text:p>
          </table:table-cell>
          <table:covered-table-cell/>
          <table:table-cell table:number-columns-repeated="2"/>
          <table:table-cell office:value-type="string">
            <text:p>7 miles = 3.5 hours at 20” back at inn. Less than 8 hours walking so OK.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 office:value-type="string">
            <text:p>Belt Pouc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ppraise Sapphires (DC15) (fail!) But guess right by Accident!!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 office:value-type="string">
            <text:p>Belt Pouch</text:p>
          </table:table-cell>
          <table:table-cell table:number-columns-repeated="6"/>
          <table:table-cell office:value-type="string" table:number-columns-spanned="2" table:number-rows-spanned="1">
            <text:p>11, 9, 3, 4, 5 | 0</text:p>
          </table:table-cell>
          <table:covered-table-cell/>
          <table:table-cell table:number-columns-repeated="2"/>
          <table:table-cell office:value-type="string">
            <text:p>2 CLW: 7 for Alh + 2 for LoH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oor (0.3)</text:p>
          </table:table-cell>
          <table:table-cell office:value-type="string" table:number-columns-spanned="2" table:number-rows-spanned="1">
            <text:p>11, 9, 4, 5, 5</text:p>
          </table:table-cell>
          <table:covered-table-cell/>
          <table:table-cell table:number-columns-repeated="2"/>
          <table:table-cell office:value-type="string">
            <text:p>1 point for healing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 table:number-columns-spanned="2" table:number-rows-spanned="1">
            <text:p>11, 9, 12, 5, 5</text:p>
          </table:table-cell>
          <table:covered-table-cell/>
          <table:table-cell table:number-columns-repeated="2"/>
          <table:table-cell office:value-type="string">
            <text:p>2 CLW for Wolf: 8 total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 table:number-columns-spanned="2" table:number-rows-spanned="1">
            <text:p>11, 9, 12, 7, 5</text:p>
          </table:table-cell>
          <table:covered-table-cell/>
          <table:table-cell table:number-columns-repeated="2"/>
          <table:table-cell office:value-type="string">
            <text:p>2 LoH</text:p>
          </table:table-cell>
          <table:table-cell table:number-columns-repeated="4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122]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office:value-type="string" table:number-columns-spanned="2" table:number-rows-spanned="1">
            <text:p>11, 9, 13, 8, 5</text:p>
          </table:table-cell>
          <table:covered-table-cell/>
          <table:table-cell table:number-columns-repeated="2"/>
          <table:table-cell office:value-type="string">
            <text:p>1 healing; 14 goodBerries!!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 table:number-columns-repeated="2"/>
          <table:table-cell office:value-type="string">
            <text:p>1 healing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48+3.5*6" office:value-type="float" office:value="69">
            <text:p>6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lhandra detects evil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 | 2</text:p>
          </table:table-cell>
          <table:covered-table-cell/>
          <table:table-cell table:number-columns-repeated="2"/>
          <table:table-cell office:value-type="string">
            <text:p>Init: Alh 17, Vad 7, Wolfy 12, Ember 6, Hennet 12, Meppo 15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0-1-Alh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lh charges 16, hits! Meepo dead.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Searches: 13, 13, 5, 16. Find nothing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listening at 4 doors: Hear rats at 17, nothing elsewhere.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od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 of doors: 16a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quarterstaff</text:p>
          </table:table-cell>
          <table:table-cell office:value-type="string">
            <text:p>Hand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16a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Search door: nothing.</text:p>
          </table:table-cell>
          <table:table-cell table:number-columns-repeated="41"/>
        </table:table-row>
        <table:table-row table:style-name="ro4">
          <table:table-cell/>
          <table:table-cell table:style-name="ce3"/>
          <table:table-cell office:value-type="string">
            <text:p>shea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Trap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</text:p>
          </table:table-cell>
          <table:covered-table-cell/>
          <table:table-cell office:value-type="float" office:value="100">
            <text:p>100</text:p>
          </table:table-cell>
          <table:table-cell/>
          <table:table-cell office:value-type="string">
            <text:p>Arrow Trap!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4 4 4</text:p>
          </table:table-cell>
          <table:covered-table-cell/>
          <table:table-cell table:number-columns-repeated="2"/>
          <table:table-cell office:value-type="string">
            <text:p>Initiative: 5, 12, 21, 19, 16, 11, 9, 13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77-1-wolf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Wolfy attacks on Vad command.hit! Dead!</text:p>
          </table:table-cell>
          <table:table-cell table:number-columns-repeated="41"/>
        </table:table-row>
        <table:table-row table:style-name="ro4">
          <table:table-cell table:formula="of:=[.E13]" office:value-type="float" office:value="10">
            <text:p>10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135]"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77-1-Em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Ember charges one:miss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9">
            <text:p>9</text:p>
          </table:table-cell>
          <table:table-cell office:value-type="string">
            <text:p>77-1-hen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Hennet shoots the 3<text:span text:style-name="T3">rd</text:span> kobold: miss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kob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Shoot back at Hennet: miss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Vad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Sling: miss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Kob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3, 5 | -2 4 4</text:p>
          </table:table-cell>
          <table:covered-table-cell/>
          <table:table-cell table:number-columns-repeated="2"/>
          <table:table-cell office:value-type="string">
            <text:p>Melee at Ember: crit! 6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Ne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Alh</text:p>
          </table:table-cell>
          <table:table-cell office:value-type="string">
            <text:p>16a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Charge at 3<text:span text:style-name="T3">rd</text:span> Kobold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7-2-wolf</text:p>
          </table:table-cell>
          <table:table-cell office:value-type="string">
            <text:p>16a</text:p>
          </table:table-cell>
          <table:table-cell/>
          <table:table-cell office:value-type="string" table:number-columns-spanned="2" table:number-rows-spanned="1">
            <text:p>7, 9, 13, 3, 5 | -2 -2 4</text:p>
          </table:table-cell>
          <table:covered-table-cell/>
          <table:table-cell table:number-columns-repeated="2"/>
          <table:table-cell office:value-type="string">
            <text:p>Attack Ember's: hit! Dead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7-2-em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double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7-2-he</text:p>
          </table:table-cell>
          <table:table-cell table:number-columns-repeated="2"/>
          <table:table-cell office:value-type="string" table:number-columns-spanned="2" table:number-rows-spanned="1">
            <text:p>7, 9, 13, 3, 5</text:p>
          </table:table-cell>
          <table:covered-table-cell/>
          <table:table-cell table:number-columns-repeated="2"/>
          <table:table-cell office:value-type="string">
            <text:p>Cross bow: hit! Dead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 table:number-columns-spanned="2" table:number-rows-spanned="1">
            <text:p>11, 9, 13, 9, 5</text:p>
          </table:table-cell>
          <table:covered-table-cell/>
          <table:table-cell office:value-type="float" office:value="150">
            <text:p>150</text:p>
          </table:table-cell>
          <table:table-cell office:value-type="string">
            <text:p>Goodberries</text:p>
          </table:table-cell>
          <table:table-cell office:value-type="string">
            <text:p>Use some goodberri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style-name="Default"/>
          <table:table-cell table:number-columns-repeated="5"/>
          <table:table-cell office:value-type="string">
            <text:p>choices: hallway, NE door, 17 (rats), 1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 table:number-columns-repeated="2"/>
          <table:table-cell office:value-type="string">
            <text:p>Init: 9, 18, 15, 3, 10, 14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9-1-Vad</text:p>
          </table:table-cell>
          <table:table-cell table:number-columns-repeated="6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!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rats</text:p>
          </table:table-cell>
          <table:table-cell/>
          <table:table-cell table:style-name="ce6"/>
          <table:table-cell office:value-type="string" table:number-columns-spanned="2" table:number-rows-spanned="1">
            <text:p>11, 9, 12, 7, 5</text:p>
          </table:table-cell>
          <table:covered-table-cell/>
          <table:table-cell table:number-columns-repeated="2"/>
          <table:table-cell office:value-type="string">
            <text:p>4 swarm the wolf, 4 swarm Ember 2 AoO = misses; 1 hit on wolfy, 2 on ember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Hen</text:p>
          </table:table-cell>
          <table:table-cell table:number-columns-repeated="2"/>
          <table:table-cell office:value-type="string" table:number-columns-spanned="2" table:number-rows-spanned="1">
            <text:p>7 rats left</text:p>
          </table:table-cell>
          <table:covered-table-cell/>
          <table:table-cell/>
          <table:table-cell office:value-type="string">
            <text:p>MM</text:p>
          </table:table-cell>
          <table:table-cell office:value-type="string">
            <text:p>magic missile: dead rat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s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Em</text:p>
          </table:table-cell>
          <table:table-cell table:number-columns-repeated="2"/>
          <table:table-cell office:value-type="string" table:number-columns-spanned="2" table:number-rows-spanned="1">
            <text:p>3 on wolfy, 3 on ember</text:p>
          </table:table-cell>
          <table:covered-table-cell/>
          <table:table-cell table:number-columns-repeated="2"/>
          <table:table-cell office:value-type="string">
            <text:p>Flurry: 1 hit; step back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2-Vad</text:p>
          </table:table-cell>
          <table:table-cell table:number-columns-repeated="2"/>
          <table:table-cell office:value-type="string" table:number-columns-spanned="2" table:number-rows-spanned="1">
            <text:p>2 on wolf, 3 on ember</text:p>
          </table:table-cell>
          <table:covered-table-cell/>
          <table:table-cell table:number-columns-repeated="2"/>
          <table:table-cell office:value-type="string">
            <text:p>Scimitar: hit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2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style-name="ce1" table:number-columns-repeated="4"/>
          <table:table-cell table:number-columns-repeated="2"/>
          <table:table-cell office:value-type="string">
            <text:p>79-2-rats</text:p>
          </table:table-cell>
          <table:table-cell table:number-columns-repeated="2"/>
          <table:table-cell office:value-type="string" table:number-columns-spanned="2" table:number-rows-spanned="1">
            <text:p>11, 9, 11, 6, 5</text:p>
          </table:table-cell>
          <table:covered-table-cell/>
          <table:table-cell table:number-columns-repeated="2"/>
          <table:table-cell office:value-type="string">
            <text:p>2 go to ember. AoO = miss. 1 hit on wolfy, 1 on ember </text:p>
          </table:table-cell>
          <table:table-cell table:number-columns-repeated="41"/>
        </table:table-row>
        <table:table-row table:style-name="ro4">
          <table:table-cell/>
          <table:table-cell table:style-name="ce5"/>
          <table:table-cell table:number-columns-repeated="4"/>
          <table:table-cell office:value-type="string">
            <text:p>79-2-Hen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MM</text:p>
          </table:table-cell>
          <table:table-cell office:value-type="string">
            <text:p>magic missile: dead rar. 2 on wolf, 2 on ember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4"/>
          <table:table-cell office:value-type="string">
            <text:p>79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kill rat – 1 on wolf, 2 on ember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2-Em</text:p>
          </table:table-cell>
          <table:table-cell/>
          <table:table-cell table:style-name="ce8" table:number-columns-repeated="2"/>
          <table:table-cell table:number-columns-repeated="3"/>
          <table:table-cell office:value-type="string">
            <text:p>Flurry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3-Vad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Scimitar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3-Wolf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style-name="ce1" table:number-columns-repeated="4"/>
          <table:table-cell table:number-columns-repeated="2"/>
          <table:table-cell office:value-type="string">
            <text:p>79-3-rats</text:p>
          </table:table-cell>
          <table:table-cell/>
          <table:table-cell table:style-name="ce8"/>
          <table:table-cell office:value-type="string" table:number-columns-spanned="2" table:number-rows-spanned="1">
            <text:p>11, 9, 11, 5, 5</text:p>
          </table:table-cell>
          <table:covered-table-cell table:style-name="ce6"/>
          <table:table-cell table:number-columns-spanned="2" table:number-rows-spanned="1"/>
          <table:covered-table-cell/>
          <table:table-cell office:value-type="string">
            <text:p>1 hit on Ember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3"/>
          <table:table-cell office:value-type="string">
            <text:p>79-3-Hen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3"/>
          <table:table-cell office:value-type="string">
            <text:p>79-3-Alh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Crit! - 1on wolf, 1 on ember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3"/>
          <table:table-cell office:value-type="string">
            <text:p>79-3-Em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dead rat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/>
          <table:table-cell table:number-columns-repeated="3"/>
          <table:table-cell office:value-type="string">
            <text:p>79-4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4"/>
          <table:table-cell office:value-type="string">
            <text:p>79-4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kill last Rat!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</text:p>
          </table:table-cell>
          <table:covered-table-cell/>
          <table:table-cell table:number-columns-repeated="2"/>
          <table:table-cell office:value-type="string">
            <text:p>Search: find nothing. Goodberries 4 Embe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hoices: hallway, NE door, , 1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roll: down corrido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Ember scouts choices: 13, 16c, 1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: 1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Locked door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16c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Bounders again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2, 16, 8, 22, 15, 1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86-1-Emb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</text:p>
          </table:table-cell>
          <table:covered-table-cell/>
          <table:table-cell table:number-columns-repeated="2"/>
          <table:table-cell office:value-type="string">
            <text:p>Dodge 1, Attack, hit !, kill one</text:p>
          </table:table-cell>
          <table:table-cell table:number-columns-repeated="41"/>
        </table:table-row>
        <table:table-row table:style-name="ro4">
          <table:table-cell/>
          <table:table-cell table:style-name="ce5"/>
          <table:table-cell table:number-columns-repeated="3"/>
          <table:table-cell office:value-type="float" office:value="9">
            <text:p>9</text:p>
          </table:table-cell>
          <table:table-cell office:value-type="string">
            <text:p>86-1-Kob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</text:p>
          </table:table-cell>
          <table:covered-table-cell/>
          <table:table-cell table:number-columns-repeated="2"/>
          <table:table-cell office:value-type="string">
            <text:p>Kobold, 1 on ember, 1 shoots @ hennet: miss both</text:p>
          </table:table-cell>
          <table:table-cell table:number-columns-repeated="41"/>
        </table:table-row>
        <table:table-row table:style-name="ro4">
          <table:table-cell/>
          <table:table-cell table:style-name="ce3"/>
          <table:table-cell table:number-columns-repeated="3"/>
          <table:table-cell office:value-type="float" office:value="9">
            <text:p>9</text:p>
          </table:table-cell>
          <table:table-cell office:value-type="string">
            <text:p>86-1-Vad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2 4</text:p>
          </table:table-cell>
          <table:covered-table-cell/>
          <table:table-cell table:number-columns-repeated="2"/>
          <table:table-cell office:value-type="string">
            <text:p>Vad engages in melee on free one: hit !2 dmg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9">
            <text:p>9</text:p>
          </table:table-cell>
          <table:table-cell office:value-type="string">
            <text:p>86-1-Hen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table:number-columns-repeated="2"/>
          <table:table-cell office:value-type="string">
            <text:p>Hennet Magic Missile Vad's dead Kobold</text:p>
          </table:table-cell>
          <table:table-cell table:number-columns-repeated="41"/>
        </table:table-row>
        <table:table-row table:style-name="ro4">
          <table:table-cell/>
          <table:table-cell table:style-name="ce6"/>
          <table:table-cell table:number-columns-repeated="3"/>
          <table:table-cell office:value-type="float" office:value="9">
            <text:p>9</text:p>
          </table:table-cell>
          <table:table-cell office:value-type="string">
            <text:p>86-1-Wolf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86-1-Alh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Charge: hit ! Dead kobold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table:number-columns-repeated="2"/>
          <table:table-cell office:value-type="string">
            <text:p>Ember scouts area 19, hiding behind columns. Hide = 15, MS = 17</text:p>
          </table:table-cell>
          <table:table-cell table:number-columns-repeated="41"/>
        </table:table-row>
        <table:table-row table:style-name="ro4">
          <table:table-cell/>
          <table:table-cell table:style-name="ce7"/>
          <table:table-cell table:number-columns-repeated="3"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Bounders spot DC (-2 for 20 feet): 5, 2, 18.Spotted!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style-name="ce6"/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1, 4, 12, 13*, 12, 13(19), 5(Y), 15(21), 15(20), 17(16), 10(23)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87-1-Em</text:p>
          </table:table-cell>
          <table:table-cell office:value-type="float" office:value="19">
            <text:p>19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Has been spotted, runs back to group.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-Kob(19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los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: hit!,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 and sling: hit!, 1 point of 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harge! Hit! Dead kobold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Kob(19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 Alhandra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 and draw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Kob(19)</text:p>
          </table:table-cell>
          <table:table-cell table:number-columns-repeated="2"/>
          <table:table-cell office:value-type="string" table:number-columns-spanned="2" table:number-rows-spanned="1">
            <text:p>10, 9, 11, 9, 5 </text:p>
          </table:table-cell>
          <table:covered-table-cell/>
          <table:table-cell table:number-columns-repeated="2"/>
          <table:table-cell office:value-type="string">
            <text:p>Hit! 1 dmg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Kob(23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rrive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: dead kobold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no hit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 bow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: dead kobold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Kob(23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s on Alh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Vad</text:p>
          </table:table-cell>
          <table:table-cell table:number-columns-repeated="2"/>
          <table:table-cell office:value-type="string" table:number-columns-spanned="2" table:number-rows-spanned="1">
            <text:p>11, 9, 11, 9, 5 </text:p>
          </table:table-cell>
          <table:covered-table-cell/>
          <table:table-cell table:number-columns-repeated="2"/>
          <table:table-cell office:value-type="string">
            <text:p>Cast CMW on Alhandra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3 show up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Flurry: h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Hennet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rossbow: hit!,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Vad tells attack: hit! 3 dmg, trippe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Vad</text:p>
          </table:table-cell>
          <table:table-cell/>
          <table:table-cell table:style-name="ce6"/>
          <table:table-cell table:number-columns-spanned="2" table:number-rows-spanned="1"/>
          <table:covered-table-cell/>
          <table:table-cell table:number-columns-repeated="2"/>
          <table:table-cell office:value-type="string">
            <text:p>Vad slings: hit! 2 dmg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3 more join. 2 attack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harge: h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tand up, missed AoO. 2 melee: miss! 2 crossbow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—7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Hennet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rossbow: (into melee) h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Yus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Yus: 6/5</text:p>
          </table:table-cell>
          <table:table-cell office:value-type="string">
            <text:p>Mage Armor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: h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Ember</text:p>
          </table:table-cell>
          <table:table-cell table:number-columns-repeated="2"/>
          <table:table-cell office:value-type="string" table:number-columns-spanned="2" table:number-rows-spanned="1">
            <text:p>11, 9, 11, 9, 5 | 14</text:p>
          </table:table-cell>
          <table:covered-table-cell/>
          <table:table-cell table:number-columns-repeated="2"/>
          <table:table-cell office:value-type="string">
            <text:p>Tumble: suceed. Attack caster: Hit! 7 <text:s/>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Hennet</text:p>
          </table:table-cell>
          <table:table-cell table:number-columns-repeated="2"/>
          <table:table-cell office:value-type="string" table:number-columns-spanned="2" table:number-rows-spanned="1">
            <text:p>11, 9, 11, 9, 5 | 10</text:p>
          </table:table-cell>
          <table:covered-table-cell/>
          <table:table-cell table:number-columns-repeated="2"/>
          <table:table-cell office:value-type="string">
            <text:p>Magic Missile: 4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Yusd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Yus: 6/4</text:p>
          </table:table-cell>
          <table:table-cell office:value-type="string">
            <text:p>Hyponotism: cast defensively, lose spell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Vad</text:p>
          </table:table-cell>
          <table:table-cell/>
          <table:table-cell table:style-name="ce6"/>
          <table:table-cell office:value-type="string" table:number-columns-spanned="2" table:number-rows-spanned="1">
            <text:p>11, 9, 11+1, 9, 5 | 10</text:p>
          </table:table-cell>
          <table:covered-table-cell/>
          <table:table-cell table:number-columns-repeated="2"/>
          <table:table-cell office:value-type="string">
            <text:p>Cast Virtue on Wolf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Kobolds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rrive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attack on Ember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tunning Fist: Hit! 7 dmg. Fort Save: Fail. Stunned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hield (19 AC versus Right Half. Immune to MM)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s: cr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Yu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Yusdrayl stunned.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Vad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 kobold, possible crit, nope. 5 dmg,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Wolf, one on Hennet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 Yusdrayl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Yusdrayl</text:p>
          </table:table-cell>
          <table:table-cell table:number-columns-repeated="2"/>
          <table:table-cell office:value-type="string" table:number-columns-spanned="2" table:number-rows-spanned="1">
            <text:p>11, 9, 11+1, 2, 5 | 10</text:p>
          </table:table-cell>
          <table:covered-table-cell/>
          <table:table-cell/>
          <table:table-cell office:value-type="string">
            <text:p>Yus: 6/3</text:p>
          </table:table-cell>
          <table:table-cell office:value-type="string">
            <text:p>Magic Missile @ Ember: 7 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Vad</text:p>
          </table:table-cell>
          <table:table-cell table:number-columns-repeated="2"/>
          <table:table-cell office:value-type="string" table:number-columns-spanned="2" table:number-rows-spanned="1">
            <text:p>11, 9, 11+1, 8, 5 | 10</text:p>
          </table:table-cell>
          <table:covered-table-cell/>
          <table:table-cell table:number-columns-repeated="2"/>
          <table:table-cell office:value-type="string">
            <text:p>CLW on Ember: 6 heal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 around, AoO: miss. Attacks Yusdrayl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Kob(16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how up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wolf, one on hennet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 Yusdrayl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Hennet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rossbow: +1 bolt hit 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Wolf</text:p>
          </table:table-cell>
          <table:table-cell/>
          <table:table-cell table:style-name="ce6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Yusdrayl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Yus: 6/2</text:p>
          </table:table-cell>
          <table:table-cell office:value-type="string">
            <text:p>Magic Missile: cast defensively. Loose Spell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Guidance on Ember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Kob(16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Alh: miss, 1 shot on Ember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wolf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 @ Yusdrayl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Yus</text:p>
          </table:table-cell>
          <table:table-cell table:number-columns-repeated="2"/>
          <table:table-cell office:value-type="string" table:number-columns-spanned="2" table:number-rows-spanned="1">
            <text:p>3, 9, 11+1, 8, 5 | 10</text:p>
          </table:table-cell>
          <table:covered-table-cell/>
          <table:table-cell table:number-columns-repeated="2"/>
          <table:table-cell office:value-type="string">
            <text:p>Cast Def: suceed. 2 MM at Alh – 8 dmg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Alh</text:p>
          </table:table-cell>
          <table:table-cell/>
          <table:table-cell table:style-name="ce6"/>
          <table:table-cell office:value-type="string" table:number-columns-spanned="2" table:number-rows-spanned="1">
            <text:p>3, 9, 11+1, 8, 5 </text:p>
          </table:table-cell>
          <table:covered-table-cell/>
          <table:table-cell office:value-type="float" office:value="900">
            <text:p>900</text:p>
          </table:table-cell>
          <table:table-cell/>
          <table:table-cell office:value-type="string">
            <text:p>Hit! 10 damage. Dead Yusdrayl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Kob(16)</text:p>
          </table:table-cell>
          <table:table-cell table:number-columns-repeated="2"/>
          <table:table-cell office:value-type="string" table:number-columns-spanned="2" table:number-rows-spanned="1">
            <text:p>-2, 9, 11+1, 8, 5 </text:p>
          </table:table-cell>
          <table:covered-table-cell/>
          <table:table-cell table:number-columns-repeated="2"/>
          <table:table-cell office:value-type="string">
            <text:p>3 on Alh: 2 hits. 5 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Kob(20)</text:p>
          </table:table-cell>
          <table:table-cell table:number-columns-repeated="2"/>
          <table:table-cell office:value-type="string" table:number-columns-spanned="2" table:number-rows-spanned="1">
            <text:p>-2, 9, 11, 8, 5 </text:p>
          </table:table-cell>
          <table:covered-table-cell/>
          <table:table-cell table:number-columns-repeated="2"/>
          <table:table-cell office:value-type="string">
            <text:p>2 on wolf: 1 hit, 1 point 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: crit!,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He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rag Alh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,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Hit!, 1 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tablize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Kob(16)</text:p>
          </table:table-cell>
          <table:table-cell table:number-columns-repeated="2"/>
          <table:table-cell office:value-type="string" table:number-columns-spanned="2" table:number-rows-spanned="1">
            <text:p>-2, 6, 11, 8, 5 </text:p>
          </table:table-cell>
          <table:covered-table-cell/>
          <table:table-cell table:number-columns-repeated="2"/>
          <table:table-cell office:value-type="string">
            <text:p>1 on ember, 1 on Vad: 1 hit on vad, 3 damage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1 on wolf,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Flurry: 1 hit, 1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6"/>
          <table:table-cell office:value-type="string">
            <text:p>88-45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5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5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dead kobol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string">
            <text:p>19-2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Loot: Magic Feather, 2 arcane, 1 divine scroll. Key to area 7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Alhandra becoms stable, uses Loh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float" office:value="115">
            <text:p>115</text:p>
          </table:table-cell>
          <table:table-cell office:value-type="string">
            <text:p>Oakhurst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 back at inn. Less than 8 hours walking so OK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table:number-columns-repeated="2"/>
          <table:table-cell office:value-type="string">
            <text:p>LEVEL UP!!!!!!!!!!!!!!!!!!!!!!!!!!!!!!!!!!!!!!!!!!!!!!!!!!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try scrolls: druid id's Farie Fire. <text:s/>Hennet fails at both.</text:p>
          </table:table-cell>
          <table:table-cell table:number-columns-repeated="41"/>
        </table:table-row>
        <table:table-row table:style-name="ro4">
          <table:table-cell table:number-columns-repeated="7"/>
          <table:table-cell table:style-name="ce17" office:value-type="string">
            <text:p>Memorize: 4 CMW, 1 CLW, Animal Friendship, Goodberry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office:value-type="string" table:number-columns-spanned="2" table:number-rows-spanned="1">
            <text:p>16, 13, 13, 17, 10 </text:p>
          </table:table-cell>
          <table:covered-table-cell/>
          <table:table-cell table:number-columns-repeated="2"/>
          <table:table-cell office:value-type="string">
            <text:p>1 CLW = 6 on Alh; LoH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ell magic feathe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Look for new Animal <text:s/>- get Dire B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Hennet Calls Famila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table:number-columns-repeated="2"/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table:formula="of:=48+3.5*6" office:value-type="float" office:value="69">
            <text:p>6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pot check: faile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12, 8, 10, 8, 19, 2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Sur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6 14 30 13 12 | 5</text:p>
          </table:table-cell>
          <table:covered-table-cell/>
          <table:table-cell table:number-columns-repeated="2"/>
          <table:table-cell office:value-type="string">
            <text:p>Attack Ember: hit! 4. Fort save: mad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1-Rat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6 14 30 13 12 | 5</text:p>
          </table:table-cell>
          <table:covered-table-cell/>
          <table:table-cell table:number-columns-repeated="2"/>
          <table:table-cell office:value-type="string">
            <text:p>Attack Ember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1-Hennet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6 14 30 13 12 | 2</text:p>
          </table:table-cell>
          <table:covered-table-cell/>
          <table:table-cell/>
          <table:table-cell office:value-type="string">
            <text:p>MM</text:p>
          </table:table-cell>
          <table:table-cell office:value-type="string">
            <text:p>Magic Missile: 3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1-Alh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office:value-type="float" office:value="100">
            <text:p>100</text:p>
          </table:table-cell>
          <table:table-cell/>
          <table:table-cell office:value-type="string">
            <text:p>Alh: Hit!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E: Torch (76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earch: find nothing. Use the Kobold key in door 7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string">
            <text:p>E: Torch (76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eal with tra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E: Torch (76)</text:p>
          </table:table-cell>
          <table:table-cell office:value-type="string" table:number-columns-spanned="2" table:number-rows-spanned="1">
            <text:p>16 14 30 9 12 | 2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Ember triggers trap: hit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E: Torch (76)</text:p>
          </table:table-cell>
          <table:table-cell office:value-type="string" table:number-columns-spanned="2" table:number-rows-spanned="1">
            <text:p>16 14 30 17 12 | 2</text:p>
          </table:table-cell>
          <table:covered-table-cell/>
          <table:table-cell table:number-columns-repeated="2"/>
          <table:table-cell office:value-type="string">
            <text:p>Eat some goodberri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string">
            <text:p>E: Torch (76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earches: find noth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Find noth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: to 27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office:value-type="string" table:number-columns-spanned="2" table:number-rows-spanned="1">
            <text:p>16 14 30 17 12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Trap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style-name="ce7" office:value-type="string" table:number-columns-spanned="2" table:number-rows-spanned="1">
            <text:p>16 14 30 17 12 | 9 9 9 9 9</text:p>
          </table:table-cell>
          <table:covered-table-cell/>
          <table:table-cell table:number-columns-repeated="2"/>
          <table:table-cell office:value-type="string">
            <text:p>Shrine, blah blah, Init: 16 22 10 13 8* 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Vad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lub at nearby skelly: 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Alh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Power Attack: hit!, 9/2 = 4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Ember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move, takes AoO, miss, Ataacks, hit: 5, dead skeleto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Bite nearby skeleton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ast MM : 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Skel</text:p>
          </table:table-cell>
          <table:table-cell table:number-columns-repeated="2"/>
          <table:table-cell office:value-type="string" table:number-columns-spanned="2" table:number-rows-spanned="1">
            <text:p>16 5 30 17 12</text:p>
          </table:table-cell>
          <table:covered-table-cell/>
          <table:table-cell table:number-columns-repeated="2"/>
          <table:table-cell office:value-type="string">
            <text:p>3 on Vad, 1 on ember: 9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Vad</text:p>
          </table:table-cell>
          <table:table-cell table:number-columns-repeated="2"/>
          <table:table-cell office:value-type="string" table:number-columns-spanned="2" table:number-rows-spanned="1">
            <text:p>16 14 30 17 12</text:p>
          </table:table-cell>
          <table:covered-table-cell/>
          <table:table-cell table:number-columns-repeated="2"/>
          <table:table-cell office:value-type="string">
            <text:p>Cast CLW defensively: pass! 10 healed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ower Attack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1 hit, 6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it! 20 damage. Dead skeleto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M: dead skeleto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Skel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Vad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lub: hit! 1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ower Attack: hit!, 10/2 = 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Hit! 5 damage. Dead skeleto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ki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Skel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4-Vad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0">
            <text:p>500</text:p>
          </table:table-cell>
          <table:table-cell/>
          <table:table-cell office:value-type="string">
            <text:p>Hit! 5 dmg. Dead skeleto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: 2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table:style-name="ce7" office:value-type="string">
            <text:p>T(82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8, 5, 26, 9, 10, 1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Batty</text:p>
          </table:table-cell>
          <table:table-cell office:value-type="float" office:value="28">
            <text:p>28</text:p>
          </table:table-cell>
          <table:table-cell/>
          <table:table-cell office:value-type="string" table:number-columns-spanned="2" table:number-rows-spanned="1">
            <text:p>16 14 30 17 12</text:p>
          </table:table-cell>
          <table:covered-table-cell/>
          <table:table-cell table:number-columns-repeated="2"/>
          <table:table-cell office:value-type="string">
            <text:p>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Rat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Alha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2-Batty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table:number-columns-spanned="2" table:number-rows-spanned="1"/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Trap: Save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Init: 9 20 17 14 20 5 17*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Guthash</text:p>
          </table:table-cell>
          <table:table-cell office:value-type="float" office:value="30">
            <text:p>30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Hit: 4 dmg, save!. 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Rats</text:p>
          </table:table-cell>
          <table:table-cell office:value-type="float" office:value="30">
            <text:p>30</text:p>
          </table:table-cell>
          <table:table-cell/>
          <table:table-cell office:value-type="string" table:number-columns-spanned="2" table:number-rows-spanned="1">
            <text:p>16 14 30 12 12</text:p>
          </table:table-cell>
          <table:covered-table-cell/>
          <table:table-cell table:number-columns-repeated="2"/>
          <table:table-cell office:value-type="string">
            <text:p>3 attacks: 1 hit. 1 dmg Save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NA I: Badger. Attacks: 1 hit. 1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He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agic Missile @ rat: 2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Gut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an't do anyth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, Flurry: 1 hit. 3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it,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Badger attack: 3 hits. 1 dead rat, 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He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Guth</text:p>
          </table:table-cell>
          <table:table-cell table:number-columns-repeated="2"/>
          <table:table-cell office:value-type="string" table:number-columns-spanned="2" table:number-rows-spanned="1">
            <text:p>11 14 30 12 12</text:p>
          </table:table-cell>
          <table:covered-table-cell/>
          <table:table-cell table:number-columns-repeated="2"/>
          <table:table-cell office:value-type="string">
            <text:p>Attack Alh: hit. 5 dmg. Immune to diseas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Bite.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2 hits. 9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400">
            <text:p>400</text:p>
          </table:table-cell>
          <table:table-cell/>
          <table:table-cell office:value-type="string">
            <text:p>Hit! 8 dmg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/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Loot: 300 sp, 68 gp, 7pp. Potion of CLW, 27 more g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31">
            <text:p>31</text:p>
          </table:table-cell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3 11 7 5 5 1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Goblin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Goblins Shoot (from darkness). 1 hit on Ember. 3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Vad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Low light vision – Sling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Batty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Attack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Ember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Can't see: Uses staff to clear caltrop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Hennet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Dancing light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Alh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Clear caltrops with swor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2-Goblin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Short swords @ Batty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2-Vad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0 4</text:p>
          </table:table-cell>
          <table:covered-table-cell/>
          <table:table-cell table:number-columns-repeated="2"/>
          <table:table-cell office:value-type="string">
            <text:p>Sling: 22. 4 Dmg! Dead goblin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2-Batty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0 4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Attacks: 23. hit! Dead goblin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Picked up caltrops, 35 s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1 4 21 20 5 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Batty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 14 30 9 12</text:p>
          </table:table-cell>
          <table:covered-table-cell/>
          <table:table-cell table:number-columns-repeated="2"/>
          <table:table-cell office:value-type="string">
            <text:p>Vad commands it to fo forward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Ember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Jump over. Check = 18. Jump over. AoO = miss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Hennet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ast dancing ligh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Vad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Goblins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 14 29 6 12</text:p>
          </table:table-cell>
          <table:covered-table-cell/>
          <table:table-cell table:number-columns-repeated="2"/>
          <table:table-cell office:value-type="string">
            <text:p>2 attack ember: 1 hit. 3 dmg. 2 javelin the bat: 1 hit: 1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Alh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Batty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Ember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1 hit. 7 damage.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Hennet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into melee with cover: 21-4=17 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Vad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+1 14 29 6 12</text:p>
          </table:table-cell>
          <table:covered-table-cell/>
          <table:table-cell table:number-columns-repeated="2"/>
          <table:table-cell office:value-type="string">
            <text:p>Virtue on Alh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Goblins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1 attack on Ember: miss. 2 on Batty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Alh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Jump: 16. Got over. AoO – miss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Batty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Hit!: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Ember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hitx2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Hennet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Vad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Jump: 15. got over.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Goblins</text:p>
          </table:table-cell>
          <table:table-cell office:value-type="float" office:value="33">
            <text:p>33</text:p>
          </table:table-cell>
          <table:table-cell/>
          <table:table-cell office:value-type="string" table:number-columns-spanned="2" table:number-rows-spanned="1">
            <text:p>11+1 12 29 6 12</text:p>
          </table:table-cell>
          <table:covered-table-cell/>
          <table:table-cell table:number-columns-repeated="2"/>
          <table:table-cell office:value-type="string">
            <text:p>hit Vad 2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Alh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Hit!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38 s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/>
          <table:table-cell office:value-type="string" table:number-columns-spanned="2" table:number-rows-spanned="1">
            <text:p>11+1 12 29 10 12</text:p>
          </table:table-cell>
          <table:covered-table-cell/>
          <table:table-cell table:number-columns-repeated="2"/>
          <table:table-cell office:value-type="string">
            <text:p>LoH on Embe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3 choices: 3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Ember searches: saved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2 choices: 36a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36a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5 11 11* 15 5 21 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Goblins</text:p>
          </table:table-cell>
          <table:table-cell table:number-columns-repeated="2"/>
          <table:table-cell office:value-type="string" table:number-columns-spanned="2" table:number-rows-spanned="1">
            <text:p>11 12 29 3 12</text:p>
          </table:table-cell>
          <table:covered-table-cell/>
          <table:table-cell table:number-columns-repeated="2"/>
          <table:table-cell office:value-type="string">
            <text:p>Javelins @ Ember: 2 hits. 7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ead goblin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, lantern on the floor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1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ead goblin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1-2-Gobin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1 on ember, 1 on vad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hit &amp; a crit. Dead goblin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Vad</text:p>
          </table:table-cell>
          <table:table-cell table:number-columns-repeated="2"/>
          <table:table-cell office:value-type="string" table:number-columns-spanned="2" table:number-rows-spanned="1">
            <text:p>11 12 29 12 12</text:p>
          </table:table-cell>
          <table:covered-table-cell/>
          <table:table-cell table:number-columns-repeated="2"/>
          <table:table-cell office:value-type="string">
            <text:p>Cast last CLW: 9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Hen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Hit!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 12 29 12 12</text:p>
          </table:table-cell>
          <table:covered-table-cell/>
          <table:table-cell table:number-columns-repeated="2"/>
          <table:table-cell office:value-type="string">
            <text:p>Locked door: listen: nothing</text:p>
          </table:table-cell>
          <table:table-cell table:number-columns-repeated="41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2"/>
          <table:table-cell office:value-type="string">
            <text:p>Door: detect evil: dim evil</text:p>
          </table:table-cell>
          <table:table-cell table:number-columns-repeated="41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2"/>
          <table:table-cell office:value-type="string">
            <text:p>Door locked – do we force?</text:p>
          </table:table-cell>
          <table:table-cell table:number-columns-repeated="41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 table:number-rows-repeated="224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4" table:number-rows-repeated="191">
          <table:table-cell table:number-columns-repeated="4"/>
          <table:table-cell table:style-name="Default" table:number-columns-repeated="4"/>
          <table:table-cell table:number-columns-repeated="47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</table:table>
      <table:table table:name="Sheet2" table:style-name="ta1" table:print="false">
        <table:table-column table:style-name="co2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3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8T23:12:50.64</meta:creation-date>
    <dc:date>2012-06-30T13:22:26</dc:date>
    <meta:editing-duration>P19DT18H49M10S</meta:editing-duration>
    <meta:editing-cycles>123</meta:editing-cycles>
    <meta:generator>OpenOffice.org/3.4$Unix OpenOffice.org_project/340m1$Build-9590</meta:generator>
    <meta:document-statistic meta:table-count="3" meta:cell-count="1754" meta:object-count="0"/>
  </office:meta>
</office:document-meta>
</file>